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2c806" officeooo:paragraph-rsid="0012c806" style:font-size-asian="18pt" style:font-weight-asian="bold" style:font-size-complex="18pt" style:font-weight-complex="bold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fo:font-size="14pt" fo:font-weight="normal" officeooo:rsid="0001f208" officeooo:paragraph-rsid="000826a5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fo:font-size="14pt" fo:font-weight="normal" officeooo:rsid="0001f208" officeooo:paragraph-rsid="0012c806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fo:font-size="14pt" fo:font-weight="normal" officeooo:rsid="0001f208" officeooo:paragraph-rsid="00029dc0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font-size="14pt" fo:font-weight="normal" officeooo:rsid="00029dc0" officeooo:paragraph-rsid="00029dc0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8pt" fo:font-weight="bold" officeooo:paragraph-rsid="0012c806" style:font-size-asian="18pt" style:font-weight-asian="bold" style:font-size-complex="18pt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font-size="18pt" fo:font-weight="bold" officeooo:paragraph-rsid="0012c806" style:font-size-asian="18pt" style:font-weight-asian="bold" style:font-size-complex="18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font-size="18pt" officeooo:paragraph-rsid="0012c806" style:font-size-asian="18pt" style:font-size-complex="18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fo:font-size="14pt" fo:font-weight="normal" officeooo:rsid="00029dc0" officeooo:paragraph-rsid="00029dc0" style:font-size-asian="14pt" style:font-weight-asian="normal" style:font-size-complex="14pt" style:font-weight-complex="normal"/>
    </style:style>
    <style:style style:name="T1" style:family="text">
      <style:text-properties officeooo:rsid="0001f208"/>
    </style:style>
    <style:style style:name="T2" style:family="text">
      <style:text-properties officeooo:rsid="0001185b"/>
    </style:style>
    <style:style style:name="T3" style:family="text">
      <style:text-properties officeooo:rsid="00029dc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SN COLLEGE OF ENGINEERING, KALAVAKKAM</text:p>
      <text:p text:style-name="P1">(An Autonomous Institution, Affiliated to Anna University, Chennai)</text:p>
      <text:p text:style-name="P1">DEPARTMENT OF COMPUTER SCIENCE AND ENGINEERING</text:p>
      <text:p text:style-name="P1">UCS1411 - OPERATING SYSTEMS LAB</text:p>
      <text:p text:style-name="P1">Batch: 2018-22</text:p>
      <text:p text:style-name="P1">Academic Year: 2019-20</text:p>
      <text:p text:style-name="P1">Class: CSE B</text:p>
      <text:p text:style-name="P1">--------------------------------------------------------------------------------</text:p>
      <text:p text:style-name="P1">Lab Exercise – 1<text:span text:style-name="T2">2</text:span> – File Allocation Techniques</text:p>
      <text:p text:style-name="P6"/>
      <text:p text:style-name="P7">REG NO. : 185001083</text:p>
      <text:p text:style-name="P7">NAME : B. LAKSHMI PRIYA</text:p>
      <text:p text:style-name="P7">CLASS : CSE B (SEMESTER <text:span text:style-name="T1">4</text:span>)</text:p>
      <text:p text:style-name="P8"/>
      <text:p text:style-name="P3">1. <text:span text:style-name="T2">To develop a C program to implement the various file allocation techniques.</text:span></text:p>
      <text:p text:style-name="P3"/>
      <text:p text:style-name="P2">PROGRAM: <text:span text:style-name="T3">memcont.h</text:span></text:p>
      <text:p text:style-name="P5">#include &lt;stdio.h&gt;</text:p>
      <text:p text:style-name="P5">#include &lt;stdlib.h&gt;</text:p>
      <text:p text:style-name="P5">#include &lt;string.h&gt;</text:p>
      <text:p text:style-name="P5">#include &lt;math.h&gt;</text:p>
      <text:p text:style-name="P5"/>
      <text:p text:style-name="P5">typedef struct DIRECTORY</text:p>
      <text:p text:style-name="P5">{</text:p>
      <text:p text:style-name="P5"><text:tab/>char file[20];</text:p>
      <text:p text:style-name="P5"><text:tab/>int start;</text:p>
      <text:p text:style-name="P5"><text:tab/>int len;</text:p>
      <text:p text:style-name="P5"><text:tab/>struct DIRECTORY *next;</text:p>
      <text:p text:style-name="P5">}cdirec;</text:p>
      <text:p text:style-name="P5"/>
      <text:p text:style-name="P5">int cfindspace(int n, int blocks[n], int size, int start, int *freeblocks)</text:p>
      <text:p text:style-name="P5">{</text:p>
      <text:p text:style-name="P5"><text:tab/>int count=0;</text:p>
      <text:p text:style-name="P5"/>
      <text:p text:style-name="P5"><text:tab/>for(int i=start;i&lt;n;i++)</text:p>
      <text:p text:style-name="P5"><text:tab/>{</text:p>
      <text:p text:style-name="P5"><text:tab/><text:tab/>if(blocks[i]==0)</text:p>
      <text:p text:style-name="P5"><text:tab/><text:tab/><text:tab/>count++;</text:p>
      <text:p text:style-name="P5"><text:soft-page-break/><text:tab/><text:tab/>else</text:p>
      <text:p text:style-name="P5"><text:tab/><text:tab/><text:tab/>count=0;</text:p>
      <text:p text:style-name="P5"><text:tab/><text:tab/>if(count==size)</text:p>
      <text:p text:style-name="P5"><text:tab/><text:tab/>{</text:p>
      <text:p text:style-name="P5"><text:tab/><text:tab/><text:tab/>printf("\nBlocks before allocation: ");</text:p>
      <text:p text:style-name="P5"><text:tab/><text:tab/><text:tab/>for(int k=0;k&lt;n;k++)</text:p>
      <text:p text:style-name="P5"><text:tab/><text:tab/><text:tab/><text:tab/>printf("\t%d", blocks[k]);</text:p>
      <text:p text:style-name="P5"/>
      <text:p text:style-name="P5"><text:tab/><text:tab/><text:tab/>for(int j=i-count+1;j&lt;=i;j++)</text:p>
      <text:p text:style-name="P5"><text:tab/><text:tab/><text:tab/><text:tab/>blocks[j]=1;</text:p>
      <text:p text:style-name="P5"/>
      <text:p text:style-name="P5"><text:tab/><text:tab/><text:tab/>printf("\nBlocks after allocation: ");<text:tab/><text:tab/><text:tab/></text:p>
      <text:p text:style-name="P5"><text:tab/><text:tab/><text:tab/>for(int k=0;k&lt;n;k++)</text:p>
      <text:p text:style-name="P5"><text:tab/><text:tab/><text:tab/><text:tab/>printf("\t%d", blocks[k]);</text:p>
      <text:p text:style-name="P5"/>
      <text:p text:style-name="P5"><text:tab/><text:tab/><text:tab/>*freeblocks -= count;</text:p>
      <text:p text:style-name="P5"/>
      <text:p text:style-name="P5"><text:tab/><text:tab/><text:tab/>return i-count+1;</text:p>
      <text:p text:style-name="P5"><text:tab/><text:tab/>}</text:p>
      <text:p text:style-name="P5"><text:tab/>}</text:p>
      <text:p text:style-name="P5"><text:tab/>return -1;</text:p>
      <text:p text:style-name="P5">}</text:p>
      <text:p text:style-name="P5"/>
      <text:p text:style-name="P5">void cprintDir(cdirec*dir)</text:p>
      <text:p text:style-name="P5">{</text:p>
      <text:p text:style-name="P5"><text:tab/>cdirec*temp=dir-&gt;next;</text:p>
      <text:p text:style-name="P5"><text:tab/>if(temp==NULL)</text:p>
      <text:p text:style-name="P5"><text:tab/>{</text:p>
      <text:p text:style-name="P5"><text:tab/><text:tab/>printf("\n\nDirectory empty!\n");</text:p>
      <text:p text:style-name="P5"><text:tab/><text:tab/>return;</text:p>
      <text:p text:style-name="P5"><text:tab/>}</text:p>
      <text:p text:style-name="P5"><text:tab/>printf("\n\nDIRECTORY:");</text:p>
      <text:p text:style-name="P5"><text:tab/>printf("\n%-15s%-10s%-10s", "File Name", "Start", "Length");</text:p>
      <text:p text:style-name="P5"><text:tab/>while(temp!=NULL)</text:p>
      <text:p text:style-name="P5"><text:tab/>{</text:p>
      <text:p text:style-name="P5"><text:tab/>printf("\n%-15s%-10d%-10d", temp-&gt;file, temp-&gt;start, temp-&gt;len);</text:p>
      <text:p text:style-name="P5"><text:tab/><text:tab/>temp=temp-&gt;next;</text:p>
      <text:p text:style-name="P5"><text:tab/>}</text:p>
      <text:p text:style-name="P5"><text:tab/>printf("\n");</text:p>
      <text:p text:style-name="P5">}</text:p>
      <text:p text:style-name="P5"/>
      <text:p text:style-name="P5">void memcont()</text:p>
      <text:p text:style-name="P5">{</text:p>
      <text:p text:style-name="P5"><text:tab/>int memsize, bsize, nfiles;</text:p>
      <text:p text:style-name="P5"><text:tab/>char file[20];</text:p>
      <text:p text:style-name="P5"><text:soft-page-break/><text:tab/>int size;</text:p>
      <text:p text:style-name="P5"/>
      <text:p text:style-name="P5"><text:tab/>printf("\nMain Memory size: ");</text:p>
      <text:p text:style-name="P5"><text:tab/>scanf("%d", &amp;memsize);</text:p>
      <text:p text:style-name="P5"><text:tab/>printf("\nSize of each block in the disk: ");</text:p>
      <text:p text:style-name="P5"><text:tab/>scanf("%d", &amp;bsize);</text:p>
      <text:p text:style-name="P5"><text:tab/></text:p>
      <text:p text:style-name="P5"><text:tab/>int nblocks=memsize/bsize;</text:p>
      <text:p text:style-name="P5"/>
      <text:p text:style-name="P5"><text:tab/>cdirec* dir=(cdirec*)malloc(sizeof(cdirec));</text:p>
      <text:p text:style-name="P5"><text:tab/>dir-&gt;next=NULL;</text:p>
      <text:p text:style-name="P5"/>
      <text:p text:style-name="P5"><text:tab/>int blocks[nblocks];</text:p>
      <text:p text:style-name="P5"/>
      <text:p text:style-name="P5"><text:tab/>for(int i=0;i&lt;nblocks;i++)</text:p>
      <text:p text:style-name="P5"><text:tab/><text:tab/>blocks[i]=0;</text:p>
      <text:p text:style-name="P5"><text:tab/>int freeblocks=nblocks;</text:p>
      <text:p text:style-name="P5"/>
      <text:p text:style-name="P5"><text:tab/>printf("\nEnter number of files to be allocated: ");</text:p>
      <text:p text:style-name="P5"><text:tab/>scanf("%d", &amp;nfiles);</text:p>
      <text:p text:style-name="P5"/>
      <text:p text:style-name="P5"><text:tab/>for(int i=0;i&lt;nfiles;i++)</text:p>
      <text:p text:style-name="P5"><text:tab/>{</text:p>
      <text:p text:style-name="P5"><text:tab/><text:tab/>printf("\n\nName of file%d: ", i+1);</text:p>
      <text:p text:style-name="P5"><text:tab/><text:tab/>scanf(" %[^\n]", file);</text:p>
      <text:p text:style-name="P5"><text:tab/><text:tab/>printf("\nSize of file%d: ", i+1);</text:p>
      <text:p text:style-name="P5"><text:tab/><text:tab/>scanf(" %d", &amp;size);</text:p>
      <text:p text:style-name="P5"/>
      <text:p text:style-name="P5"><text:tab/><text:tab/>int n=ceil((float)size/bsize);</text:p>
      <text:p text:style-name="P5"><text:tab/><text:tab/>if(freeblocks&lt;n)</text:p>
      <text:p text:style-name="P5"><text:tab/><text:tab/>{</text:p>
      <text:p text:style-name="P5"><text:tab/><text:tab/><text:tab/>printf("\nNot enough memory error!");</text:p>
      <text:p text:style-name="P5"><text:tab/><text:tab/><text:tab/>continue;</text:p>
      <text:p text:style-name="P5"><text:tab/><text:tab/>}</text:p>
      <text:p text:style-name="P5"/>
      <text:p text:style-name="P5"><text:tab/><text:tab/>int r=1000;</text:p>
      <text:p text:style-name="P5"><text:tab/><text:tab/>while(r&gt;0)</text:p>
      <text:p text:style-name="P5"><text:tab/><text:tab/>{</text:p>
      <text:p text:style-name="P5"><text:tab/><text:tab/><text:tab/>int start=rand()%nblocks;</text:p>
      <text:p text:style-name="P5"><text:tab/><text:tab/><text:tab/>int index=cfindspace(nblocks, blocks, n, start, &amp;freeblocks);</text:p>
      <text:p text:style-name="P5"><text:tab/><text:tab/><text:tab/>if(index!=-1)</text:p>
      <text:p text:style-name="P5"><text:tab/><text:tab/><text:tab/>{</text:p>
      <text:p text:style-name="P5"><text:tab/><text:tab/><text:tab/><text:tab/>cdirec* d=(cdirec*)malloc(sizeof(cdirec));</text:p>
      <text:p text:style-name="P5"><text:tab/><text:tab/><text:tab/><text:tab/>strcpy(d-&gt;file, file);</text:p>
      <text:p text:style-name="P5"><text:tab/><text:tab/><text:tab/><text:tab/>d-&gt;start=index;</text:p>
      <text:p text:style-name="P5"><text:soft-page-break/><text:tab/><text:tab/><text:tab/><text:tab/>d-&gt;len=n;</text:p>
      <text:p text:style-name="P5"><text:tab/><text:tab/><text:tab/><text:tab/>d-&gt;next=dir-&gt;next;</text:p>
      <text:p text:style-name="P5"><text:tab/><text:tab/><text:tab/><text:tab/>dir-&gt;next=d;</text:p>
      <text:p text:style-name="P5"><text:tab/><text:tab/><text:tab/><text:tab/>printf("\nAllocated!");</text:p>
      <text:p text:style-name="P5"><text:tab/><text:tab/><text:tab/><text:tab/>break;</text:p>
      <text:p text:style-name="P5"><text:tab/><text:tab/><text:tab/>}</text:p>
      <text:p text:style-name="P5"><text:tab/><text:tab/><text:tab/>r--;</text:p>
      <text:p text:style-name="P5"><text:tab/><text:tab/>}</text:p>
      <text:p text:style-name="P5"><text:tab/><text:tab/>if(r==0)</text:p>
      <text:p text:style-name="P5"><text:tab/><text:tab/><text:tab/>printf("\nNot enough memory error!");</text:p>
      <text:p text:style-name="P5"><text:tab/>}</text:p>
      <text:p text:style-name="P5"><text:tab/>cprintDir(dir);</text:p>
      <text:p text:style-name="P5">}</text:p>
      <text:p text:style-name="P5"/>
      <text:p text:style-name="P5"/>
      <text:p text:style-name="P4">PROGRAM: <text:span text:style-name="T3">memlinked.h</text:span></text:p>
      <text:p text:style-name="P5">#include &lt;stdio.h&gt;</text:p>
      <text:p text:style-name="P5">#include &lt;stdlib.h&gt;</text:p>
      <text:p text:style-name="P5">#include &lt;string.h&gt;</text:p>
      <text:p text:style-name="P5">#include &lt;math.h&gt;</text:p>
      <text:p text:style-name="P5"/>
      <text:p text:style-name="P5">int nblocks=0;</text:p>
      <text:p text:style-name="P5"/>
      <text:p text:style-name="P5">typedef struct FILE</text:p>
      <text:p text:style-name="P5">{</text:p>
      <text:p text:style-name="P5"><text:tab/>char fname[20];</text:p>
      <text:p text:style-name="P5"><text:tab/>int start;</text:p>
      <text:p text:style-name="P5"><text:tab/>int end;</text:p>
      <text:p text:style-name="P5"><text:tab/>int *alloc;</text:p>
      <text:p text:style-name="P5">}file;</text:p>
      <text:p text:style-name="P5"/>
      <text:p text:style-name="P5">typedef struct directory</text:p>
      <text:p text:style-name="P5">{</text:p>
      <text:p text:style-name="P5"><text:tab/>struct FILE *f;</text:p>
      <text:p text:style-name="P5"><text:tab/>struct directory *next;</text:p>
      <text:p text:style-name="P5">}ldirec;</text:p>
      <text:p text:style-name="P5"/>
      <text:p text:style-name="P5">file *lfindspace(char fname[20], int n, int blocks[n], int size, int *freeblocks)</text:p>
      <text:p text:style-name="P5">{</text:p>
      <text:p text:style-name="P5"><text:tab/>printf("\nBlocks before allocation: ");</text:p>
      <text:p text:style-name="P5"><text:tab/>for(int k=0;k&lt;n;k++)</text:p>
      <text:p text:style-name="P5"><text:tab/><text:tab/>printf("\t%d", blocks[k]);</text:p>
      <text:p text:style-name="P5"/>
      <text:p text:style-name="P5"><text:tab/>int j;</text:p>
      <text:p text:style-name="P5"><text:tab/>file *f=(file *)malloc(sizeof(file));</text:p>
      <text:p text:style-name="P5"><text:soft-page-break/><text:tab/>strcpy(f-&gt;fname, fname);</text:p>
      <text:p text:style-name="P5"><text:tab/>f-&gt;alloc=(int *)malloc(size*sizeof(int));</text:p>
      <text:p text:style-name="P5"><text:tab/>int index=0;</text:p>
      <text:p text:style-name="P5"/>
      <text:p text:style-name="P5"><text:tab/>while(index&lt;size)</text:p>
      <text:p text:style-name="P5"><text:tab/>{</text:p>
      <text:p text:style-name="P5"><text:tab/><text:tab/>j=rand()%nblocks;</text:p>
      <text:p text:style-name="P5"><text:tab/><text:tab/>if(blocks[j]==0)</text:p>
      <text:p text:style-name="P5"><text:tab/><text:tab/>{</text:p>
      <text:p text:style-name="P5"><text:tab/><text:tab/><text:tab/>blocks[j]=1;</text:p>
      <text:p text:style-name="P5"><text:tab/><text:tab/><text:tab/>f-&gt;alloc[index]=j;</text:p>
      <text:p text:style-name="P5"><text:tab/><text:tab/><text:tab/>if(index==0)</text:p>
      <text:p text:style-name="P5"><text:tab/><text:tab/><text:tab/><text:tab/>f-&gt;start=j;</text:p>
      <text:p text:style-name="P5"><text:tab/><text:tab/><text:tab/>else if(index==size-1)</text:p>
      <text:p text:style-name="P5"><text:tab/><text:tab/><text:tab/><text:tab/>f-&gt;end=j;</text:p>
      <text:p text:style-name="P5"><text:tab/><text:tab/><text:tab/>index++;</text:p>
      <text:p text:style-name="P5"><text:tab/><text:tab/>}</text:p>
      <text:p text:style-name="P5"><text:tab/>}</text:p>
      <text:p text:style-name="P5"><text:tab/></text:p>
      <text:p text:style-name="P5"><text:tab/>printf("\nBlocks after allocation: ");<text:tab/><text:tab/><text:tab/></text:p>
      <text:p text:style-name="P5"><text:tab/>for(int k=0;k&lt;n;k++)</text:p>
      <text:p text:style-name="P5"><text:tab/><text:tab/>printf("\t%d", blocks[k]);</text:p>
      <text:p text:style-name="P5"/>
      <text:p text:style-name="P5"><text:tab/>*freeblocks -= size;</text:p>
      <text:p text:style-name="P5"><text:tab/>return f;</text:p>
      <text:p text:style-name="P5">}</text:p>
      <text:p text:style-name="P5"/>
      <text:p text:style-name="P5">void lprintDir(ldirec*dir)</text:p>
      <text:p text:style-name="P5">{</text:p>
      <text:p text:style-name="P5"><text:tab/>ldirec*temp=dir-&gt;next;</text:p>
      <text:p text:style-name="P5"><text:tab/>if(temp==NULL)</text:p>
      <text:p text:style-name="P5"><text:tab/>{</text:p>
      <text:p text:style-name="P5"><text:tab/><text:tab/>printf("\n\nDirectory empty!\n");</text:p>
      <text:p text:style-name="P5"><text:tab/><text:tab/>return;</text:p>
      <text:p text:style-name="P5"><text:tab/>}</text:p>
      <text:p text:style-name="P5"><text:tab/>printf("\n\nDIRECTORY:");</text:p>
      <text:p text:style-name="P5"><text:tab/>printf("\n%-15s%-10s%-10s", "File Name", "Start", "End");</text:p>
      <text:p text:style-name="P5"><text:tab/>while(temp!=NULL)</text:p>
      <text:p text:style-name="P5"><text:tab/>{</text:p>
      <text:p text:style-name="P5"><text:tab/><text:tab/>file *ftemp=temp-&gt;f;</text:p>
      <text:p text:style-name="P5"><text:tab/><text:tab/>printf("\n%-15s%-10d%-10d", ftemp-&gt;fname, ftemp-&gt;start, ftemp-&gt;end);</text:p>
      <text:p text:style-name="P5"><text:tab/><text:tab/>temp=temp-&gt;next;</text:p>
      <text:p text:style-name="P5"><text:tab/>}</text:p>
      <text:p text:style-name="P5"><text:tab/>printf("\n\nIndividual File listing: ");</text:p>
      <text:p text:style-name="P5"><text:soft-page-break/><text:tab/>temp=dir-&gt;next;</text:p>
      <text:p text:style-name="P5"><text:tab/>while(temp!=NULL)</text:p>
      <text:p text:style-name="P5"><text:tab/>{</text:p>
      <text:p text:style-name="P5"><text:tab/><text:tab/>file *ftemp=temp-&gt;f;</text:p>
      <text:p text:style-name="P5"><text:tab/><text:tab/>printf("\n%s: ", ftemp-&gt;fname);</text:p>
      <text:p text:style-name="P5"><text:tab/><text:tab/>int i=0;</text:p>
      <text:p text:style-name="P5"><text:tab/><text:tab/>do</text:p>
      <text:p text:style-name="P5"><text:tab/><text:tab/>{</text:p>
      <text:p text:style-name="P5"><text:tab/><text:tab/><text:tab/>printf("\t%-10d", ftemp-&gt;alloc[i++]);</text:p>
      <text:p text:style-name="P5"><text:tab/><text:tab/>}while(ftemp-&gt;alloc[i-1]!=ftemp-&gt;end);</text:p>
      <text:p text:style-name="P5"/>
      <text:p text:style-name="P5"><text:tab/><text:tab/>temp=temp-&gt;next;</text:p>
      <text:p text:style-name="P5"><text:tab/>}</text:p>
      <text:p text:style-name="P5"><text:tab/>printf("\n");</text:p>
      <text:p text:style-name="P5">}</text:p>
      <text:p text:style-name="P5"/>
      <text:p text:style-name="P5">void memlinked()</text:p>
      <text:p text:style-name="P5">{</text:p>
      <text:p text:style-name="P5"><text:tab/>int memsize, bsize, nfiles;</text:p>
      <text:p text:style-name="P5"><text:tab/>char fname[20];</text:p>
      <text:p text:style-name="P5"><text:tab/>int size;</text:p>
      <text:p text:style-name="P5"/>
      <text:p text:style-name="P5"><text:tab/>printf("\nMain Memory size: ");</text:p>
      <text:p text:style-name="P5"><text:tab/>scanf("%d", &amp;memsize);</text:p>
      <text:p text:style-name="P5"><text:tab/>printf("\nSize of each block in the disk: ");</text:p>
      <text:p text:style-name="P5"><text:tab/>scanf("%d", &amp;bsize);</text:p>
      <text:p text:style-name="P5"><text:tab/></text:p>
      <text:p text:style-name="P5"><text:tab/>nblocks=memsize/bsize;</text:p>
      <text:p text:style-name="P5"/>
      <text:p text:style-name="P5"><text:tab/>ldirec*dir=(ldirec*)malloc(sizeof(ldirec));</text:p>
      <text:p text:style-name="P5"><text:tab/>dir-&gt;next=NULL;</text:p>
      <text:p text:style-name="P5"/>
      <text:p text:style-name="P5"><text:tab/>int blocks[nblocks];</text:p>
      <text:p text:style-name="P5"/>
      <text:p text:style-name="P5"><text:tab/>for(int i=0;i&lt;nblocks;i++)</text:p>
      <text:p text:style-name="P5"><text:tab/><text:tab/>blocks[i]=0;</text:p>
      <text:p text:style-name="P5"><text:tab/>int freeblocks=nblocks;</text:p>
      <text:p text:style-name="P5"/>
      <text:p text:style-name="P5"><text:tab/>printf("\nEnter number of files to be allocated: ");</text:p>
      <text:p text:style-name="P5"><text:tab/>scanf("%d", &amp;nfiles);</text:p>
      <text:p text:style-name="P5"/>
      <text:p text:style-name="P5"><text:tab/>for(int i=0;i&lt;nfiles;i++)</text:p>
      <text:p text:style-name="P5"><text:tab/>{</text:p>
      <text:p text:style-name="P5"><text:tab/><text:tab/>printf("\n\nName of file%d: ", i+1);</text:p>
      <text:p text:style-name="P5"><text:tab/><text:tab/>scanf(" %[^\n]", fname);</text:p>
      <text:p text:style-name="P5"><text:soft-page-break/><text:tab/><text:tab/>printf("\nSize of file%d: ", i+1);</text:p>
      <text:p text:style-name="P5"><text:tab/><text:tab/>scanf(" %d", &amp;size);</text:p>
      <text:p text:style-name="P5"/>
      <text:p text:style-name="P5"><text:tab/><text:tab/>int n=ceil((float)size/bsize);</text:p>
      <text:p text:style-name="P5"><text:tab/><text:tab/>if(freeblocks&lt;n)</text:p>
      <text:p text:style-name="P5"><text:tab/><text:tab/>{</text:p>
      <text:p text:style-name="P5"><text:tab/><text:tab/><text:tab/>printf("\nNot enough memory error!");</text:p>
      <text:p text:style-name="P5"><text:tab/><text:tab/><text:tab/>continue;</text:p>
      <text:p text:style-name="P5"><text:tab/><text:tab/>}</text:p>
      <text:p text:style-name="P5"/>
      <text:p text:style-name="P5"><text:tab/><text:tab/>while(1)</text:p>
      <text:p text:style-name="P5"><text:tab/><text:tab/>{</text:p>
      <text:p text:style-name="P5"><text:tab/><text:tab/><text:tab/>ldirec *d=(ldirec*)malloc(sizeof(ldirec));</text:p>
      <text:p text:style-name="P5"><text:tab/><text:tab/><text:tab/>d-&gt;f=lfindspace(fname, nblocks, blocks, n, &amp;freeblocks);</text:p>
      <text:p text:style-name="P5"><text:tab/><text:tab/><text:tab/>d-&gt;next=dir-&gt;next;</text:p>
      <text:p text:style-name="P5"><text:tab/><text:tab/><text:tab/>dir-&gt;next=d;</text:p>
      <text:p text:style-name="P5"><text:tab/><text:tab/><text:tab/>printf("\nAllocated!");</text:p>
      <text:p text:style-name="P5"><text:tab/><text:tab/><text:tab/>break;<text:tab/></text:p>
      <text:p text:style-name="P5"><text:tab/><text:tab/>}</text:p>
      <text:p text:style-name="P5"><text:tab/>}</text:p>
      <text:p text:style-name="P5"><text:tab/>lprintDir(dir);</text:p>
      <text:p text:style-name="P5">}</text:p>
      <text:p text:style-name="P5"/>
      <text:p text:style-name="P5"/>
      <text:p text:style-name="P4">PROGRAM: <text:span text:style-name="T3">memindex.h</text:span></text:p>
      <text:p text:style-name="P5">#include &lt;stdio.h&gt;</text:p>
      <text:p text:style-name="P5">#include &lt;stdlib.h&gt;</text:p>
      <text:p text:style-name="P5">#include &lt;string.h&gt;</text:p>
      <text:p text:style-name="P5">#include &lt;math.h&gt;</text:p>
      <text:p text:style-name="P5"/>
      <text:p text:style-name="P5">typedef struct DIR</text:p>
      <text:p text:style-name="P5">{<text:tab/></text:p>
      <text:p text:style-name="P5"><text:tab/>char fname[20];</text:p>
      <text:p text:style-name="P5"><text:tab/>int indexblock;</text:p>
      <text:p text:style-name="P5"><text:tab/>int *alloc;</text:p>
      <text:p text:style-name="P5"><text:tab/>int nalloc;</text:p>
      <text:p text:style-name="P5"><text:tab/>struct DIR *next;</text:p>
      <text:p text:style-name="P5">}direc;</text:p>
      <text:p text:style-name="P5"/>
      <text:p text:style-name="P5">void ifindspace(direc *dir, char fname[20], int n, int blocks[n], int size, int *freeblocks)</text:p>
      <text:p text:style-name="P5">{</text:p>
      <text:p text:style-name="P5"><text:tab/>printf("\nBlocks before allocation: ");</text:p>
      <text:p text:style-name="P5"><text:tab/>for(int k=0;k&lt;n;k++)</text:p>
      <text:p text:style-name="P5"><text:tab/><text:tab/>printf("\t%d", blocks[k]);</text:p>
      <text:p text:style-name="P5"><text:soft-page-break/></text:p>
      <text:p text:style-name="P5"><text:tab/>int j;</text:p>
      <text:p text:style-name="P5"><text:tab/>direc *d=(direc *)malloc(sizeof(direc));</text:p>
      <text:p text:style-name="P5"><text:tab/>strcpy(d-&gt;fname, fname);</text:p>
      <text:p text:style-name="P5"><text:tab/>d-&gt;indexblock=-1;</text:p>
      <text:p text:style-name="P5"><text:tab/>d-&gt;alloc=(int *)malloc((size-1)*sizeof(int)); //allocate size excluding index block</text:p>
      <text:p text:style-name="P5"><text:tab/>d-&gt;nalloc=size-1;</text:p>
      <text:p text:style-name="P5"><text:tab/>d-&gt;next=dir-&gt;next;</text:p>
      <text:p text:style-name="P5"><text:tab/>dir-&gt;next=d;</text:p>
      <text:p text:style-name="P5"/>
      <text:p text:style-name="P5"><text:tab/>int index=0;</text:p>
      <text:p text:style-name="P5"/>
      <text:p text:style-name="P5"><text:tab/>while(index&lt;size-1)</text:p>
      <text:p text:style-name="P5"><text:tab/>{</text:p>
      <text:p text:style-name="P5"><text:tab/><text:tab/>j=rand()%n;</text:p>
      <text:p text:style-name="P5"><text:tab/><text:tab/>if(blocks[j]==0)</text:p>
      <text:p text:style-name="P5"><text:tab/><text:tab/>{</text:p>
      <text:p text:style-name="P5"><text:tab/><text:tab/><text:tab/>blocks[j]=1;</text:p>
      <text:p text:style-name="P5"><text:tab/><text:tab/><text:tab/>if(d-&gt;indexblock==-1)</text:p>
      <text:p text:style-name="P5"><text:tab/><text:tab/><text:tab/>{</text:p>
      <text:p text:style-name="P5"><text:tab/><text:tab/><text:tab/><text:tab/>d-&gt;indexblock=j;</text:p>
      <text:p text:style-name="P5"><text:tab/><text:tab/><text:tab/><text:tab/>continue;</text:p>
      <text:p text:style-name="P5"><text:tab/><text:tab/><text:tab/>}</text:p>
      <text:p text:style-name="P5"/>
      <text:p text:style-name="P5"><text:tab/><text:tab/><text:tab/>d-&gt;alloc[index]=j;</text:p>
      <text:p text:style-name="P5"><text:tab/><text:tab/><text:tab/>index++;</text:p>
      <text:p text:style-name="P5"><text:tab/><text:tab/>}</text:p>
      <text:p text:style-name="P5"><text:tab/>}</text:p>
      <text:p text:style-name="P5"><text:tab/></text:p>
      <text:p text:style-name="P5"><text:tab/>printf("\nBlocks after allocation: ");<text:tab/><text:tab/><text:tab/></text:p>
      <text:p text:style-name="P5"><text:tab/>for(int k=0;k&lt;n;k++)</text:p>
      <text:p text:style-name="P5"><text:tab/><text:tab/>printf("\t%d", blocks[k]);</text:p>
      <text:p text:style-name="P5"/>
      <text:p text:style-name="P5"><text:tab/>*freeblocks -= size;</text:p>
      <text:p text:style-name="P5">}</text:p>
      <text:p text:style-name="P5"/>
      <text:p text:style-name="P5">void iprintDir(direc *dir)</text:p>
      <text:p text:style-name="P5">{</text:p>
      <text:p text:style-name="P5"><text:tab/>direc *temp=dir-&gt;next;</text:p>
      <text:p text:style-name="P5"><text:tab/>if(temp==NULL)</text:p>
      <text:p text:style-name="P5"><text:tab/>{</text:p>
      <text:p text:style-name="P5"><text:tab/><text:tab/>printf("\n\nDirectory empty!\n");</text:p>
      <text:p text:style-name="P5"><text:tab/><text:tab/>return;</text:p>
      <text:p text:style-name="P5"><text:tab/>}</text:p>
      <text:p text:style-name="P5"><text:soft-page-break/><text:tab/>printf("\n\nDIRECTORY:");</text:p>
      <text:p text:style-name="P5"><text:tab/>printf("\n%-15s%-10s", "File Name", "Block Indexed");</text:p>
      <text:p text:style-name="P5"><text:tab/>while(temp!=NULL)</text:p>
      <text:p text:style-name="P5"><text:tab/>{</text:p>
      <text:p text:style-name="P5"><text:tab/><text:tab/>printf("\n%-15s%-10d", temp-&gt;fname, temp-&gt;indexblock);</text:p>
      <text:p text:style-name="P5"><text:tab/><text:tab/>temp=temp-&gt;next;</text:p>
      <text:p text:style-name="P5"><text:tab/>}</text:p>
      <text:p text:style-name="P5"><text:tab/>printf("\n\nIndividual File index listing: ");</text:p>
      <text:p text:style-name="P5"><text:tab/>temp=dir-&gt;next;</text:p>
      <text:p text:style-name="P5"/>
      <text:p text:style-name="P5"><text:tab/>while(temp!=NULL)</text:p>
      <text:p text:style-name="P5"><text:tab/>{</text:p>
      <text:p text:style-name="P5"><text:tab/><text:tab/>printf("\n%s: ", temp-&gt;fname);</text:p>
      <text:p text:style-name="P5"><text:tab/><text:tab/>for(int i=0;i&lt;temp-&gt;nalloc;i++)</text:p>
      <text:p text:style-name="P5"><text:tab/><text:tab/><text:tab/>printf("%d\t", temp-&gt;alloc[i]);</text:p>
      <text:p text:style-name="P5"/>
      <text:p text:style-name="P5"><text:tab/><text:tab/>temp=temp-&gt;next;</text:p>
      <text:p text:style-name="P5"><text:tab/>}</text:p>
      <text:p text:style-name="P5"/>
      <text:p text:style-name="P5"><text:tab/>printf("\n");</text:p>
      <text:p text:style-name="P5">}</text:p>
      <text:p text:style-name="P5"/>
      <text:p text:style-name="P5">void memindex()</text:p>
      <text:p text:style-name="P5">{</text:p>
      <text:p text:style-name="P5"><text:tab/>int memsize, bsize, nfiles;</text:p>
      <text:p text:style-name="P5"><text:tab/>char fname[20];</text:p>
      <text:p text:style-name="P5"><text:tab/>int size;</text:p>
      <text:p text:style-name="P5"/>
      <text:p text:style-name="P5"><text:tab/>printf("\nMain Memory size: ");</text:p>
      <text:p text:style-name="P5"><text:tab/>scanf("%d", &amp;memsize);</text:p>
      <text:p text:style-name="P5"><text:tab/>printf("\nSize of each block in the disk: ");</text:p>
      <text:p text:style-name="P5"><text:tab/>scanf("%d", &amp;bsize);</text:p>
      <text:p text:style-name="P5"><text:tab/></text:p>
      <text:p text:style-name="P5"><text:tab/>int nblocks=memsize/bsize;</text:p>
      <text:p text:style-name="P5"/>
      <text:p text:style-name="P5"><text:tab/>direc *dir=(direc *)malloc(sizeof(direc));</text:p>
      <text:p text:style-name="P5"><text:tab/>dir-&gt;next=NULL;</text:p>
      <text:p text:style-name="P5"/>
      <text:p text:style-name="P5"><text:tab/>int blocks[nblocks];</text:p>
      <text:p text:style-name="P5"/>
      <text:p text:style-name="P5"><text:tab/>for(int i=0;i&lt;nblocks;i++)</text:p>
      <text:p text:style-name="P5"><text:tab/><text:tab/>blocks[i]=0;</text:p>
      <text:p text:style-name="P5"><text:tab/>int freeblocks=nblocks;</text:p>
      <text:p text:style-name="P5"/>
      <text:p text:style-name="P5"><text:tab/> </text:p>
      <text:p text:style-name="P5"><text:soft-page-break/><text:tab/>printf("\nEnter number of files to be allocated: ");</text:p>
      <text:p text:style-name="P5"><text:tab/>scanf("%d", &amp;nfiles);</text:p>
      <text:p text:style-name="P5"/>
      <text:p text:style-name="P5"><text:tab/>for(int i=0;i&lt;nfiles;i++)</text:p>
      <text:p text:style-name="P5"><text:tab/>{</text:p>
      <text:p text:style-name="P5"><text:tab/><text:tab/>printf("\n\nName of file%d: ", i+1);</text:p>
      <text:p text:style-name="P5"><text:tab/><text:tab/>scanf(" %[^\n]", fname);</text:p>
      <text:p text:style-name="P5"><text:tab/><text:tab/>printf("\nSize of file%d: ", i+1);</text:p>
      <text:p text:style-name="P5"><text:tab/><text:tab/>scanf(" %d", &amp;size);</text:p>
      <text:p text:style-name="P5"/>
      <text:p text:style-name="P5"><text:tab/><text:tab/>int n=ceil((float)size/bsize)+1; //one block for index block</text:p>
      <text:p text:style-name="P5"><text:tab/><text:tab/>if(freeblocks&lt;n)</text:p>
      <text:p text:style-name="P5"><text:tab/><text:tab/>{</text:p>
      <text:p text:style-name="P5"><text:tab/><text:tab/><text:tab/>printf("\nNot enough memory error!");</text:p>
      <text:p text:style-name="P5"><text:tab/><text:tab/><text:tab/>continue;</text:p>
      <text:p text:style-name="P5"><text:tab/><text:tab/>}</text:p>
      <text:p text:style-name="P5"/>
      <text:p text:style-name="P5"><text:tab/><text:tab/>while(1)</text:p>
      <text:p text:style-name="P5"><text:tab/><text:tab/>{</text:p>
      <text:p text:style-name="P5"><text:tab/><text:tab/><text:tab/>ifindspace(dir, fname, nblocks, blocks, n, &amp;freeblocks);</text:p>
      <text:p text:style-name="P5"><text:tab/><text:tab/><text:tab/>printf("\nAllocated!");</text:p>
      <text:p text:style-name="P5"><text:tab/><text:tab/><text:tab/>break;<text:tab/></text:p>
      <text:p text:style-name="P5"><text:tab/><text:tab/>}</text:p>
      <text:p text:style-name="P5"><text:tab/>}</text:p>
      <text:p text:style-name="P5"><text:tab/>iprintDir(dir);</text:p>
      <text:p text:style-name="P5">}</text:p>
      <text:p text:style-name="P5"/>
      <text:p text:style-name="P5"/>
      <text:p text:style-name="P4">PROGRAM: <text:span text:style-name="T3">filealloc.c</text:span></text:p>
      <text:p text:style-name="P5">#include "memcont.h"</text:p>
      <text:p text:style-name="P5">#include "memlinked.h"</text:p>
      <text:p text:style-name="P5">#include "memindex.h"</text:p>
      <text:p text:style-name="P5"/>
      <text:p text:style-name="P5">void main()</text:p>
      <text:p text:style-name="P5">{</text:p>
      <text:p text:style-name="P5"><text:tab/>int choice;</text:p>
      <text:p text:style-name="P5"/>
      <text:p text:style-name="P5"><text:tab/>printf("\n\nFILE ALLOCATION TECHNIQUES:\n\t1. Contiguous\n\t2. Linked\n\t3. Indexed\n\t4. Exit\nChoose the Allocation scheme: ");</text:p>
      <text:p text:style-name="P5"><text:tab/>scanf("%d", &amp;choice);</text:p>
      <text:p text:style-name="P5"/>
      <text:p text:style-name="P5"><text:tab/>while(choice!=4)</text:p>
      <text:p text:style-name="P5"><text:tab/>{</text:p>
      <text:p text:style-name="P5"><text:tab/><text:tab/>switch(choice)</text:p>
      <text:p text:style-name="P5"><text:tab/><text:tab/>{</text:p>
      <text:p text:style-name="P5"><text:soft-page-break/><text:tab/><text:tab/><text:tab/>case 1: memcont();</text:p>
      <text:p text:style-name="P5"><text:tab/><text:tab/><text:tab/><text:tab/><text:tab/>break;</text:p>
      <text:p text:style-name="P5"><text:tab/><text:tab/><text:tab/>case 2: memlinked();</text:p>
      <text:p text:style-name="P5"><text:tab/><text:tab/><text:tab/><text:tab/><text:tab/>break;</text:p>
      <text:p text:style-name="P5"><text:tab/><text:tab/><text:tab/>case 3: memindex();</text:p>
      <text:p text:style-name="P5"><text:tab/><text:tab/><text:tab/><text:tab/><text:tab/>break;</text:p>
      <text:p text:style-name="P5"><text:tab/><text:tab/><text:tab/>default: printf("\n\nInvalid choice!\n");</text:p>
      <text:p text:style-name="P5"><text:tab/><text:tab/>}</text:p>
      <text:p text:style-name="P5"><text:tab/><text:tab/>printf("\n\nFILE ALLOCATION TECHNIQUES:\n\t1. Contiguous\n\t2. Linked\n\t3. Indexed\n\t4. Exit\nChoose the Allocation scheme: ");</text:p>
      <text:p text:style-name="P5"><text:tab/><text:tab/>scanf("%d", &amp;choice);</text:p>
      <text:p text:style-name="P5"><text:tab/>}</text:p>
      <text:p text:style-name="P5">}</text:p>
      <text:p text:style-name="P5"/>
      <text:p text:style-name="P5"/>
      <text:p text:style-name="P5"/>
      <text:p text:style-name="P5">OUTPUT:</text:p>
      <text:p text:style-name="P5">(base) lakshmi@LakshmiPriya:~/OS$ gcc filealloc.c -o f -lm</text:p>
      <text:p text:style-name="P5">(base) lakshmi@LakshmiPriya:~/OS$ ./f</text:p>
      <text:p text:style-name="P5"/>
      <text:p text:style-name="P5"/>
      <text:p text:style-name="P5">FILE ALLOCATION TECHNIQUES:</text:p>
      <text:p text:style-name="P5"><text:tab/>1. Contiguous</text:p>
      <text:p text:style-name="P5"><text:tab/>2. Linked</text:p>
      <text:p text:style-name="P5"><text:tab/>3. Indexed</text:p>
      <text:p text:style-name="P5"><text:tab/>4. Exit</text:p>
      <text:p text:style-name="P5">Choose the Allocation scheme: 1</text:p>
      <text:p text:style-name="P5"/>
      <text:p text:style-name="P5">Main Memory size: 10</text:p>
      <text:p text:style-name="P5"/>
      <text:p text:style-name="P5">Size of each block in the disk: 2</text:p>
      <text:p text:style-name="P5"/>
      <text:p text:style-name="P5">Enter number of files to be allocated: 2</text:p>
      <text:p text:style-name="P5"/>
      <text:p text:style-name="P5"/>
      <text:p text:style-name="P5">Name of file1: a</text:p>
      <text:p text:style-name="P5"/>
      <text:p text:style-name="P5">Size of file1: 5</text:p>
      <text:p text:style-name="P5"/>
      <text:p text:style-name="P5">Blocks before allocation: <text:tab/>0<text:tab/>0<text:tab/>0<text:tab/>0<text:tab/>0</text:p>
      <text:p text:style-name="P5">Blocks after allocation: <text:tab/><text:tab/>0<text:tab/>1<text:tab/>1<text:tab/>1<text:tab/>0</text:p>
      <text:p text:style-name="P5">Allocated!</text:p>
      <text:p text:style-name="P5"/>
      <text:p text:style-name="P5">Name of file2: b</text:p>
      <text:p text:style-name="P5"/>
      <text:p text:style-name="P5"><text:soft-page-break/>Size of file2: 3</text:p>
      <text:p text:style-name="P5"/>
      <text:p text:style-name="P5">Not enough memory error!</text:p>
      <text:p text:style-name="P5"/>
      <text:p text:style-name="P5">DIRECTORY:</text:p>
      <text:p text:style-name="P5">File Name <text:s text:c="5"/>Start <text:s text:c="4"/>Length <text:s text:c="3"/></text:p>
      <text:p text:style-name="P5">a <text:s text:c="13"/>1 <text:s text:c="8"/>3 <text:s text:c="8"/></text:p>
      <text:p text:style-name="P5"/>
      <text:p text:style-name="P5"/>
      <text:p text:style-name="P5">FILE ALLOCATION TECHNIQUES:</text:p>
      <text:p text:style-name="P5"><text:tab/>1. Contiguous</text:p>
      <text:p text:style-name="P5"><text:tab/>2. Linked</text:p>
      <text:p text:style-name="P5"><text:tab/>3. Indexed</text:p>
      <text:p text:style-name="P5"><text:tab/>4. Exit</text:p>
      <text:p text:style-name="P5">Choose the Allocation scheme: 2</text:p>
      <text:p text:style-name="P5"/>
      <text:p text:style-name="P5">Main Memory size: 10</text:p>
      <text:p text:style-name="P5"/>
      <text:p text:style-name="P5">Size of each block in the disk: 2</text:p>
      <text:p text:style-name="P5"/>
      <text:p text:style-name="P5">Enter number of files to be allocated: 3</text:p>
      <text:p text:style-name="P5"/>
      <text:p text:style-name="P5"/>
      <text:p text:style-name="P5">Name of file1: a</text:p>
      <text:p text:style-name="P5"/>
      <text:p text:style-name="P5">Size of file1: 3</text:p>
      <text:p text:style-name="P5"/>
      <text:p text:style-name="P5">Blocks before allocation: <text:tab/>0<text:tab/>0<text:tab/>0<text:tab/>0<text:tab/>0</text:p>
      <text:p text:style-name="P5">Blocks after allocation: <text:tab/><text:tab/>0<text:tab/>1<text:tab/>0<text:tab/>0<text:tab/>1</text:p>
      <text:p text:style-name="P5">Allocated!</text:p>
      <text:p text:style-name="P5"/>
      <text:p text:style-name="P5">Name of file2: b</text:p>
      <text:p text:style-name="P5"/>
      <text:p text:style-name="P5">Size of file2: 6</text:p>
      <text:p text:style-name="P5"/>
      <text:p text:style-name="P5">Blocks before allocation: <text:tab/>0<text:tab/>1<text:tab/>0<text:tab/>0<text:tab/>1</text:p>
      <text:p text:style-name="P5">Blocks after allocation: <text:tab/><text:tab/>1<text:tab/>1<text:tab/>1<text:tab/>1<text:tab/>1</text:p>
      <text:p text:style-name="P5">Allocated!</text:p>
      <text:p text:style-name="P5"/>
      <text:p text:style-name="P5">Name of file3: c</text:p>
      <text:p text:style-name="P5"/>
      <text:p text:style-name="P5">Size of file3: 2</text:p>
      <text:p text:style-name="P5"/>
      <text:p text:style-name="P5">Not enough memory error!</text:p>
      <text:p text:style-name="P5"/>
      <text:p text:style-name="P5"><text:soft-page-break/>DIRECTORY:</text:p>
      <text:p text:style-name="P5">File Name <text:s text:c="5"/>Start <text:s text:c="4"/>End <text:s text:c="6"/></text:p>
      <text:p text:style-name="P5">b <text:s text:c="13"/>0 <text:s text:c="8"/>3 <text:s text:c="8"/></text:p>
      <text:p text:style-name="P5">a <text:s text:c="13"/>4 <text:s text:c="8"/>1 <text:s text:c="8"/></text:p>
      <text:p text:style-name="P5"/>
      <text:p text:style-name="P5">Individual File listing: </text:p>
      <text:p text:style-name="P5">b: <text:tab/>0 <text:s text:c="8"/><text:tab/>2 <text:s text:c="8"/><text:tab/>3 <text:s text:c="8"/></text:p>
      <text:p text:style-name="P5">a: <text:tab/>4 <text:s text:c="8"/><text:tab/>1 <text:s text:c="8"/></text:p>
      <text:p text:style-name="P5"/>
      <text:p text:style-name="P5"/>
      <text:p text:style-name="P5">FILE ALLOCATION TECHNIQUES:</text:p>
      <text:p text:style-name="P5"><text:tab/>1. Contiguous</text:p>
      <text:p text:style-name="P5"><text:tab/>2. Linked</text:p>
      <text:p text:style-name="P5"><text:tab/>3. Indexed</text:p>
      <text:p text:style-name="P5"><text:tab/>4. Exit</text:p>
      <text:p text:style-name="P5">Choose the Allocation scheme: 3</text:p>
      <text:p text:style-name="P5"/>
      <text:p text:style-name="P5">Main Memory size: 10</text:p>
      <text:p text:style-name="P5"/>
      <text:p text:style-name="P5">Size of each block in the disk: 2</text:p>
      <text:p text:style-name="P5"/>
      <text:p text:style-name="P5">Enter number of files to be allocated: 3</text:p>
      <text:p text:style-name="P5"/>
      <text:p text:style-name="P5"/>
      <text:p text:style-name="P5">Name of file1: a</text:p>
      <text:p text:style-name="P5"/>
      <text:p text:style-name="P5">Size of file1: 7</text:p>
      <text:p text:style-name="P5"/>
      <text:p text:style-name="P5">Blocks before allocation: <text:tab/>0<text:tab/>0<text:tab/>0<text:tab/>0<text:tab/>0</text:p>
      <text:p text:style-name="P5">Blocks after allocation: <text:tab/><text:tab/>1<text:tab/>1<text:tab/>1<text:tab/>1<text:tab/>1</text:p>
      <text:p text:style-name="P5">Allocated!</text:p>
      <text:p text:style-name="P5"/>
      <text:p text:style-name="P5">Name of file2: b</text:p>
      <text:p text:style-name="P5"/>
      <text:p text:style-name="P5">Size of file2: 3</text:p>
      <text:p text:style-name="P5"/>
      <text:p text:style-name="P5">Not enough memory error!</text:p>
      <text:p text:style-name="P5"/>
      <text:p text:style-name="P5">Name of file3: c</text:p>
      <text:p text:style-name="P5"/>
      <text:p text:style-name="P5">Size of file3: 2</text:p>
      <text:p text:style-name="P5"/>
      <text:p text:style-name="P5">Not enough memory error!</text:p>
      <text:p text:style-name="P5"/>
      <text:p text:style-name="P5">DIRECTORY:</text:p>
      <text:p text:style-name="P5"><text:soft-page-break/>File Name <text:s text:c="5"/>Block Indexed</text:p>
      <text:p text:style-name="P5">a <text:s text:c="13"/>0 <text:s text:c="8"/></text:p>
      <text:p text:style-name="P5"/>
      <text:p text:style-name="P5">Individual File index listing: </text:p>
      <text:p text:style-name="P5">a: 1<text:tab/>4<text:tab/>3<text:tab/>2<text:tab/></text:p>
      <text:p text:style-name="P5"/>
      <text:p text:style-name="P5"/>
      <text:p text:style-name="P5">FILE ALLOCATION TECHNIQUES:</text:p>
      <text:p text:style-name="P5"><text:tab/>1. Contiguous</text:p>
      <text:p text:style-name="P5"><text:tab/>2. Linked</text:p>
      <text:p text:style-name="P5"><text:tab/>3. Indexed</text:p>
      <text:p text:style-name="P5"><text:tab/>4. Exit</text:p>
      <text:p text:style-name="P5">Choose the Allocation scheme: 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1T23:16:37.311048157</meta:creation-date>
    <dc:date>2020-04-11T23:26:23.132670467</dc:date>
    <meta:editing-duration>PT7M29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4" meta:paragraph-count="467" meta:word-count="1147" meta:character-count="9657" meta:non-whitespace-character-count="8189"/>
  </office:meta>
</office:document-meta>
</file>